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5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475110" table:style-name="ce6">
            <text:p>475.110</text:p>
          </table:table-cell>
          <table:table-cell office:value-type="float" office:value="36300" table:style-name="ce6">
            <text:p>36.300</text:p>
          </table:table-cell>
          <table:table-cell office:value-type="float" office:value="34500" table:style-name="ce6">
            <text:p>34.500</text:p>
          </table:table-cell>
          <table:table-cell office:value-type="float" office:value="545910" table:style-name="ce6">
            <text:p>545.910</text:p>
          </table:table-cell>
          <table:table-cell office:value-type="float" office:value="431642" table:style-name="ce6">
            <text:p>431.642</text:p>
          </table:table-cell>
          <table:table-cell office:value-type="percentage" office:value="0.79068344598926565" table:style-name="ce11">
            <text:p>79,1%</text:p>
          </table:table-cell>
          <table:table-cell office:value-type="float" office:value="176731" table:style-name="ce6">
            <text:p>176.731</text:p>
          </table:table-cell>
          <table:table-cell office:value-type="date" office:date-value="2021-02-11T00:00:00" table:style-name="ce14">
            <text:p>11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81045" table:style-name="ce8">
            <text:p>81.045</text:p>
          </table:table-cell>
          <table:table-cell office:value-type="float" office:value="6300" table:style-name="ce8">
            <text:p>6.300</text:p>
          </table:table-cell>
          <table:table-cell office:value-type="float" office:value="5400" table:style-name="ce8">
            <text:p>5.400</text:p>
          </table:table-cell>
          <table:table-cell office:value-type="float" office:value="92745" table:style-name="ce8">
            <text:p>92.745</text:p>
          </table:table-cell>
          <table:table-cell office:value-type="float" office:value="88297" table:style-name="ce8">
            <text:p>88.297</text:p>
          </table:table-cell>
          <table:table-cell office:value-type="percentage" office:value="0.95204054126907112" table:style-name="ce12">
            <text:p>95,2%</text:p>
          </table:table-cell>
          <table:table-cell office:value-type="float" office:value="35659" table:style-name="ce8">
            <text:p>35.659</text:p>
          </table:table-cell>
          <table:table-cell office:value-type="date" office:date-value="2021-02-11T00:00:00" table:style-name="ce15">
            <text:p>11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83975" table:style-name="ce8">
            <text:p>83.975</text:p>
          </table:table-cell>
          <table:table-cell office:value-type="float" office:value="6300" table:style-name="ce8">
            <text:p>6.300</text:p>
          </table:table-cell>
          <table:table-cell office:value-type="float" office:value="4200" table:style-name="ce8">
            <text:p>4.200</text:p>
          </table:table-cell>
          <table:table-cell office:value-type="float" office:value="94475" table:style-name="ce8">
            <text:p>94.475</text:p>
          </table:table-cell>
          <table:table-cell office:value-type="float" office:value="78446" table:style-name="ce8">
            <text:p>78.446</text:p>
          </table:table-cell>
          <table:table-cell office:value-type="percentage" office:value="0.83033606774278912" table:style-name="ce12">
            <text:p>83,0%</text:p>
          </table:table-cell>
          <table:table-cell office:value-type="float" office:value="32946" table:style-name="ce8">
            <text:p>32.946</text:p>
          </table:table-cell>
          <table:table-cell office:value-type="date" office:date-value="2021-02-11T00:00:00" table:style-name="ce15">
            <text:p>11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42480" table:style-name="ce8">
            <text:p>42.480</text:p>
          </table:table-cell>
          <table:table-cell office:value-type="float" office:value="3200" table:style-name="ce8">
            <text:p>3.200</text:p>
          </table:table-cell>
          <table:table-cell office:value-type="float" office:value="4800" table:style-name="ce8">
            <text:p>4.800</text:p>
          </table:table-cell>
          <table:table-cell office:value-type="float" office:value="50480" table:style-name="ce8">
            <text:p>50.480</text:p>
          </table:table-cell>
          <table:table-cell office:value-type="float" office:value="40624" table:style-name="ce8">
            <text:p>40.624</text:p>
          </table:table-cell>
          <table:table-cell office:value-type="percentage" office:value="0.8047543581616482" table:style-name="ce12">
            <text:p>80,5%</text:p>
          </table:table-cell>
          <table:table-cell office:value-type="float" office:value="16683" table:style-name="ce8">
            <text:p>16.683</text:p>
          </table:table-cell>
          <table:table-cell office:value-type="date" office:date-value="2021-02-11T00:00:00" table:style-name="ce15">
            <text:p>11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93570" table:style-name="ce8">
            <text:p>93.570</text:p>
          </table:table-cell>
          <table:table-cell office:value-type="float" office:value="7000" table:style-name="ce8">
            <text:p>7.000</text:p>
          </table:table-cell>
          <table:table-cell office:value-type="float" office:value="8900" table:style-name="ce8">
            <text:p>8.900</text:p>
          </table:table-cell>
          <table:table-cell office:value-type="float" office:value="109470" table:style-name="ce8">
            <text:p>109.470</text:p>
          </table:table-cell>
          <table:table-cell office:value-type="float" office:value="99316" table:style-name="ce8">
            <text:p>99.316</text:p>
          </table:table-cell>
          <table:table-cell office:value-type="percentage" office:value="0.90724399378825249" table:style-name="ce12">
            <text:p>90,7%</text:p>
          </table:table-cell>
          <table:table-cell office:value-type="float" office:value="40779" table:style-name="ce8">
            <text:p>40.779</text:p>
          </table:table-cell>
          <table:table-cell office:value-type="date" office:date-value="2021-02-11T00:00:00" table:style-name="ce15">
            <text:p>11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39345" table:style-name="ce8">
            <text:p>39.345</text:p>
          </table:table-cell>
          <table:table-cell office:value-type="float" office:value="2900" table:style-name="ce8">
            <text:p>2.900</text:p>
          </table:table-cell>
          <table:table-cell office:value-type="float" office:value="2400" table:style-name="ce8">
            <text:p>2.400</text:p>
          </table:table-cell>
          <table:table-cell office:value-type="float" office:value="44645" table:style-name="ce8">
            <text:p>44.645</text:p>
          </table:table-cell>
          <table:table-cell office:value-type="float" office:value="39707" table:style-name="ce8">
            <text:p>39.707</text:p>
          </table:table-cell>
          <table:table-cell office:value-type="percentage" office:value="0.88939410908276406" table:style-name="ce12">
            <text:p>88,9%</text:p>
          </table:table-cell>
          <table:table-cell office:value-type="float" office:value="17478" table:style-name="ce8">
            <text:p>17.478</text:p>
          </table:table-cell>
          <table:table-cell office:value-type="date" office:date-value="2021-02-11T00:00:00" table:style-name="ce15">
            <text:p>11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177555" table:style-name="ce8">
            <text:p>177.555</text:p>
          </table:table-cell>
          <table:table-cell office:value-type="float" office:value="13500" table:style-name="ce8">
            <text:p>13.500</text:p>
          </table:table-cell>
          <table:table-cell office:value-type="float" office:value="9800" table:style-name="ce8">
            <text:p>9.800</text:p>
          </table:table-cell>
          <table:table-cell office:value-type="float" office:value="200855" table:style-name="ce8">
            <text:p>200.855</text:p>
          </table:table-cell>
          <table:table-cell office:value-type="float" office:value="178831" table:style-name="ce8">
            <text:p>178.831</text:p>
          </table:table-cell>
          <table:table-cell office:value-type="percentage" office:value="0.89034875905503974" table:style-name="ce12">
            <text:p>89,0%</text:p>
          </table:table-cell>
          <table:table-cell office:value-type="float" office:value="75433" table:style-name="ce8">
            <text:p>75.433</text:p>
          </table:table-cell>
          <table:table-cell office:value-type="date" office:date-value="2021-02-11T00:00:00" table:style-name="ce15">
            <text:p>11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120375" table:style-name="ce8">
            <text:p>120.375</text:p>
          </table:table-cell>
          <table:table-cell office:value-type="float" office:value="9200" table:style-name="ce8">
            <text:p>9.200</text:p>
          </table:table-cell>
          <table:table-cell office:value-type="float" office:value="8300" table:style-name="ce8">
            <text:p>8.300</text:p>
          </table:table-cell>
          <table:table-cell office:value-type="float" office:value="137875" table:style-name="ce8">
            <text:p>137.875</text:p>
          </table:table-cell>
          <table:table-cell office:value-type="float" office:value="117671" table:style-name="ce8">
            <text:p>117.671</text:p>
          </table:table-cell>
          <table:table-cell office:value-type="percentage" office:value="0.85346146872166817" table:style-name="ce12">
            <text:p>85,3%</text:p>
          </table:table-cell>
          <table:table-cell office:value-type="float" office:value="41690" table:style-name="ce8">
            <text:p>41.690</text:p>
          </table:table-cell>
          <table:table-cell office:value-type="date" office:date-value="2021-02-11T00:00:00" table:style-name="ce15">
            <text:p>11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410120" table:style-name="ce8">
            <text:p>410.120</text:p>
          </table:table-cell>
          <table:table-cell office:value-type="float" office:value="31400" table:style-name="ce8">
            <text:p>31.400</text:p>
          </table:table-cell>
          <table:table-cell office:value-type="float" office:value="31800" table:style-name="ce8">
            <text:p>31.800</text:p>
          </table:table-cell>
          <table:table-cell office:value-type="float" office:value="473320" table:style-name="ce8">
            <text:p>473.320</text:p>
          </table:table-cell>
          <table:table-cell office:value-type="float" office:value="376519" table:style-name="ce8">
            <text:p>376.519</text:p>
          </table:table-cell>
          <table:table-cell office:value-type="percentage" office:value="0.79548508408687568" table:style-name="ce12">
            <text:p>79,5%</text:p>
          </table:table-cell>
          <table:table-cell office:value-type="float" office:value="152091" table:style-name="ce8">
            <text:p>152.091</text:p>
          </table:table-cell>
          <table:table-cell office:value-type="date" office:date-value="2021-02-11T00:00:00" table:style-name="ce15">
            <text:p>11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207280" table:style-name="ce8">
            <text:p>207.280</text:p>
          </table:table-cell>
          <table:table-cell office:value-type="float" office:value="15700" table:style-name="ce8">
            <text:p>15.700</text:p>
          </table:table-cell>
          <table:table-cell office:value-type="float" office:value="20600" table:style-name="ce8">
            <text:p>20.600</text:p>
          </table:table-cell>
          <table:table-cell office:value-type="float" office:value="243580" table:style-name="ce8">
            <text:p>243.580</text:p>
          </table:table-cell>
          <table:table-cell office:value-type="float" office:value="214010" table:style-name="ce8">
            <text:p>214.010</text:p>
          </table:table-cell>
          <table:table-cell office:value-type="percentage" office:value="0.87860251252155352" table:style-name="ce12">
            <text:p>87,9%</text:p>
          </table:table-cell>
          <table:table-cell office:value-type="float" office:value="92433" table:style-name="ce8">
            <text:p>92.433</text:p>
          </table:table-cell>
          <table:table-cell office:value-type="date" office:date-value="2021-02-11T00:00:00" table:style-name="ce15">
            <text:p>11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74375" table:style-name="ce8">
            <text:p>74.375</text:p>
          </table:table-cell>
          <table:table-cell office:value-type="float" office:value="5400" table:style-name="ce8">
            <text:p>5.400</text:p>
          </table:table-cell>
          <table:table-cell office:value-type="float" office:value="4300" table:style-name="ce8">
            <text:p>4.300</text:p>
          </table:table-cell>
          <table:table-cell office:value-type="float" office:value="84075" table:style-name="ce8">
            <text:p>84.075</text:p>
          </table:table-cell>
          <table:table-cell office:value-type="float" office:value="75603" table:style-name="ce8">
            <text:p>75.603</text:p>
          </table:table-cell>
          <table:table-cell office:value-type="percentage" office:value="0.89923282783229264" table:style-name="ce12">
            <text:p>89,9%</text:p>
          </table:table-cell>
          <table:table-cell office:value-type="float" office:value="30501" table:style-name="ce8">
            <text:p>30.501</text:p>
          </table:table-cell>
          <table:table-cell office:value-type="date" office:date-value="2021-02-11T00:00:00" table:style-name="ce15">
            <text:p>11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128815" table:style-name="ce8">
            <text:p>128.815</text:p>
          </table:table-cell>
          <table:table-cell office:value-type="float" office:value="9800" table:style-name="ce8">
            <text:p>9.800</text:p>
          </table:table-cell>
          <table:table-cell office:value-type="float" office:value="11000" table:style-name="ce8">
            <text:p>11.000</text:p>
          </table:table-cell>
          <table:table-cell office:value-type="float" office:value="149615" table:style-name="ce8">
            <text:p>149.615</text:p>
          </table:table-cell>
          <table:table-cell office:value-type="float" office:value="124733" table:style-name="ce8">
            <text:p>124.733</text:p>
          </table:table-cell>
          <table:table-cell office:value-type="percentage" office:value="0.8336931457407345" table:style-name="ce12">
            <text:p>83,4%</text:p>
          </table:table-cell>
          <table:table-cell office:value-type="float" office:value="55187" table:style-name="ce8">
            <text:p>55.187</text:p>
          </table:table-cell>
          <table:table-cell office:value-type="date" office:date-value="2021-02-11T00:00:00" table:style-name="ce15">
            <text:p>11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19955" table:style-name="ce8">
            <text:p>19.955</text:p>
          </table:table-cell>
          <table:table-cell office:value-type="float" office:value="1400" table:style-name="ce8">
            <text:p>1.400</text:p>
          </table:table-cell>
          <table:table-cell office:value-type="float" office:value="1300" table:style-name="ce8">
            <text:p>1.300</text:p>
          </table:table-cell>
          <table:table-cell office:value-type="float" office:value="22655" table:style-name="ce8">
            <text:p>22.655</text:p>
          </table:table-cell>
          <table:table-cell office:value-type="float" office:value="19968" table:style-name="ce8">
            <text:p>19.968</text:p>
          </table:table-cell>
          <table:table-cell office:value-type="percentage" office:value="0.88139483557713527" table:style-name="ce12">
            <text:p>88,1%</text:p>
          </table:table-cell>
          <table:table-cell office:value-type="float" office:value="8365" table:style-name="ce8">
            <text:p>8.365</text:p>
          </table:table-cell>
          <table:table-cell office:value-type="date" office:date-value="2021-02-11T00:00:00" table:style-name="ce15">
            <text:p>11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333375" table:style-name="ce8">
            <text:p>333.375</text:p>
          </table:table-cell>
          <table:table-cell office:value-type="float" office:value="25400" table:style-name="ce8">
            <text:p>25.400</text:p>
          </table:table-cell>
          <table:table-cell office:value-type="float" office:value="27700" table:style-name="ce8">
            <text:p>27.700</text:p>
          </table:table-cell>
          <table:table-cell office:value-type="float" office:value="386475" table:style-name="ce8">
            <text:p>386.475</text:p>
          </table:table-cell>
          <table:table-cell office:value-type="float" office:value="319144" table:style-name="ce8">
            <text:p>319.144</text:p>
          </table:table-cell>
          <table:table-cell office:value-type="percentage" office:value="0.82578174526165993" table:style-name="ce12">
            <text:p>82,6%</text:p>
          </table:table-cell>
          <table:table-cell office:value-type="float" office:value="139553" table:style-name="ce8">
            <text:p>139.553</text:p>
          </table:table-cell>
          <table:table-cell office:value-type="date" office:date-value="2021-02-11T00:00:00" table:style-name="ce15">
            <text:p>11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87305" table:style-name="ce8">
            <text:p>87.305</text:p>
          </table:table-cell>
          <table:table-cell office:value-type="float" office:value="6600" table:style-name="ce8">
            <text:p>6.600</text:p>
          </table:table-cell>
          <table:table-cell office:value-type="float" office:value="6200" table:style-name="ce8">
            <text:p>6.200</text:p>
          </table:table-cell>
          <table:table-cell office:value-type="float" office:value="100105" table:style-name="ce8">
            <text:p>100.105</text:p>
          </table:table-cell>
          <table:table-cell office:value-type="float" office:value="84111" table:style-name="ce8">
            <text:p>84.111</text:p>
          </table:table-cell>
          <table:table-cell office:value-type="percentage" office:value="0.84022776085110629" table:style-name="ce12">
            <text:p>84,0%</text:p>
          </table:table-cell>
          <table:table-cell office:value-type="float" office:value="32249" table:style-name="ce8">
            <text:p>32.249</text:p>
          </table:table-cell>
          <table:table-cell office:value-type="date" office:date-value="2021-02-11T00:00:00" table:style-name="ce15">
            <text:p>11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39345" table:style-name="ce8">
            <text:p>39.345</text:p>
          </table:table-cell>
          <table:table-cell office:value-type="float" office:value="2900" table:style-name="ce8">
            <text:p>2.900</text:p>
          </table:table-cell>
          <table:table-cell office:value-type="float" office:value="2700" table:style-name="ce8">
            <text:p>2.700</text:p>
          </table:table-cell>
          <table:table-cell office:value-type="float" office:value="44945" table:style-name="ce8">
            <text:p>44.945</text:p>
          </table:table-cell>
          <table:table-cell office:value-type="float" office:value="39196" table:style-name="ce8">
            <text:p>39.196</text:p>
          </table:table-cell>
          <table:table-cell office:value-type="percentage" office:value="0.87208810768717326" table:style-name="ce12">
            <text:p>87,2%</text:p>
          </table:table-cell>
          <table:table-cell office:value-type="float" office:value="14536" table:style-name="ce8">
            <text:p>14.536</text:p>
          </table:table-cell>
          <table:table-cell office:value-type="date" office:date-value="2021-02-11T00:00:00" table:style-name="ce15">
            <text:p>11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107460" table:style-name="ce8">
            <text:p>107.460</text:p>
          </table:table-cell>
          <table:table-cell office:value-type="float" office:value="7900" table:style-name="ce8">
            <text:p>7.900</text:p>
          </table:table-cell>
          <table:table-cell office:value-type="float" office:value="9100" table:style-name="ce8">
            <text:p>9.100</text:p>
          </table:table-cell>
          <table:table-cell office:value-type="float" office:value="124460" table:style-name="ce8">
            <text:p>124.460</text:p>
          </table:table-cell>
          <table:table-cell office:value-type="float" office:value="89883" table:style-name="ce8">
            <text:p>89.883</text:p>
          </table:table-cell>
          <table:table-cell office:value-type="percentage" office:value="0.72218383416358667" table:style-name="ce12">
            <text:p>72,2%</text:p>
          </table:table-cell>
          <table:table-cell office:value-type="float" office:value="36125" table:style-name="ce8">
            <text:p>36.125</text:p>
          </table:table-cell>
          <table:table-cell office:value-type="date" office:date-value="2021-02-11T00:00:00" table:style-name="ce15">
            <text:p>11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4320" table:style-name="ce8">
            <text:p>4.320</text:p>
          </table:table-cell>
          <table:table-cell office:value-type="float" office:value="400" table:style-name="ce8">
            <text:p>400</text:p>
          </table:table-cell>
          <table:table-cell office:value-type="float" office:value="400" table:style-name="ce8">
            <text:p>400</text:p>
          </table:table-cell>
          <table:table-cell office:value-type="float" office:value="5120" table:style-name="ce8">
            <text:p>5.120</text:p>
          </table:table-cell>
          <table:table-cell office:value-type="float" office:value="2697" table:style-name="ce8">
            <text:p>2.697</text:p>
          </table:table-cell>
          <table:table-cell office:value-type="percentage" office:value="0.52675781249999998" table:style-name="ce12">
            <text:p>52,7%</text:p>
          </table:table-cell>
          <table:table-cell office:value-type="float" office:value="963" table:style-name="ce8">
            <text:p>963</text:p>
          </table:table-cell>
          <table:table-cell office:value-type="date" office:date-value="2021-02-11T00:00:00" table:style-name="ce15">
            <text:p>11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3150" table:style-name="ce8">
            <text:p>3.150</text:p>
          </table:table-cell>
          <table:table-cell office:value-type="float" office:value="400" table:style-name="ce8">
            <text:p>400</text:p>
          </table:table-cell>
          <table:table-cell office:value-type="float" office:value="400" table:style-name="ce8">
            <text:p>400</text:p>
          </table:table-cell>
          <table:table-cell office:value-type="float" office:value="3950" table:style-name="ce8">
            <text:p>3.950</text:p>
          </table:table-cell>
          <table:table-cell office:value-type="float" office:value="2647" table:style-name="ce8">
            <text:p>2.647</text:p>
          </table:table-cell>
          <table:table-cell office:value-type="percentage" office:value="0.67012658227848099" table:style-name="ce12">
            <text:p>67,0%</text:p>
          </table:table-cell>
          <table:table-cell office:value-type="float" office:value="1083" table:style-name="ce8">
            <text:p>1.083</text:p>
          </table:table-cell>
          <table:table-cell office:value-type="date" office:date-value="2021-02-11T00:00:00" table:style-name="ce16">
            <text:p>11/02/2021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2528955" table:style-name="ce10">
            <text:p>2.528.955</text:p>
          </table:table-cell>
          <table:table-cell office:value-type="float" office:value="192000" table:style-name="ce10">
            <text:p>192.000</text:p>
          </table:table-cell>
          <table:table-cell office:value-type="float" office:value="193800" table:style-name="ce10">
            <text:p>193.800</text:p>
          </table:table-cell>
          <table:table-cell office:value-type="float" office:value="2914755" table:style-name="ce10">
            <text:p>2.914.755</text:p>
          </table:table-cell>
          <table:table-cell office:value-type="float" office:value="2423045" table:style-name="ce10">
            <text:p>2.423.045</text:p>
          </table:table-cell>
          <table:table-cell office:value-type="percentage" office:value="0.83130314554739593" table:style-name="ce13">
            <text:p>83,1%</text:p>
          </table:table-cell>
          <table:table-cell office:value-type="float" office:value="1000485" table:style-name="ce10">
            <text:p>1.000.485</text:p>
          </table:table-cell>
          <table:table-cell table:style-name="ce17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Escapa Castro. Lucía</dc:creator>
    <meta:creation-date>2021-01-04T11:25:18Z</meta:creation-date>
    <dc:date>2021-02-12T16:37:58Z</dc:date>
  </office:meta>
</office:document-meta>
</file>